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fill="solid" draw:fill-color="#e6e6ff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fill="solid" draw:fill-color="#e6e6e6" draw:textarea-horizontal-align="justify" draw:textarea-vertical-align="top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ffffff" draw:textarea-horizontal-align="left" draw:textarea-vertical-align="top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1.27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1.27cm" fo:margin-bottom="0cm" fo:text-align="center" fo:text-indent="0cm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start" text:enable-numbering="true" fo:text-indent="0cm"/>
    </style:style>
    <style:style style:name="P7" style:family="paragraph">
      <style:paragraph-properties fo:margin-left="0cm" fo:margin-right="0cm" fo:text-align="start" text:enable-numbering="true" fo:text-indent="0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5.374cm" svg:height="1.517cm" svg:x="6.283cm" svg:y="1.618cm">
          <draw:text-box>
            <text:p text:style-name="P1"><text:span text:style-name="T1">Current Fedora Environments</text:span></text:p>
          </draw:text-box>
        </draw:frame>
        <draw:frame draw:style-name="gr2" draw:text-style-name="P3" draw:layer="layout" svg:width="3.81cm" svg:height="0.962cm" svg:x="12.38cm" svg:y="3.213cm">
          <draw:text-box>
            <text:p text:style-name="P3">2008-09-05</text:p>
          </draw:text-box>
        </draw:frame>
        <draw:g>
          <draw:custom-shape draw:style-name="gr3" draw:text-style-name="P5" draw:layer="layout" svg:width="24.13cm" svg:height="10.795cm" svg:x="1.635cm" svg:y="4.175cm">
            <text:p text:style-name="P4"><text:span text:style-name="T2">Fedora's Critical Path (and frozen during full freez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0.159cm" svg:height="8.89cm" svg:x="2.905cm" svg:y="5.445cm">
            <text:p text:style-name="P4"><text:span text:style-name="T2">Pre Release Freez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3.81cm" svg:height="4.445cm" svg:x="3.484cm" svg:y="6.715cm">
            <text:p text:style-name="P4"><text:span text:style-name="T2">Buildsys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3.484cm" svg:y="7.985cm">
            <text:list text:style-name="L1">
              <text:list-item>
                <text:p text:style-name="P6"><text:span text:style-name="T3"><text:s/></text:span><text:span text:style-name="T3">koji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buildsys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x86 Builders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PPC Builders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cvs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nfs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kojipkgs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app[1-5] (pkgdb)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app[1-5] (bodhi)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releng[1-2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signing servers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compose[x86,ppc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db[2,3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8.564cm" svg:y="6.715cm">
            <text:p text:style-name="P4"><text:span text:style-name="T2">Distribu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8.564cm" svg:y="7.985cm">
            <text:list text:style-name="L1">
              <text:list-item>
                <text:p text:style-name="P6"><text:span text:style-name="T3"><text:s/></text:span><text:span text:style-name="T3">dl.f.rh.c TPA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dl.f.rh.c PHX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dl.f.rh.c RDU (I2)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app[1-6] (mirrorman)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Tier 1 Mirrors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Tier 2 Mirrors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torrent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spins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Secondary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db2 (mirrorman)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5.605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5.605cm" svg:y="7.985cm">
            <text:list text:style-name="L1">
              <text:list-item>
                <text:p text:style-name="P6"><text:span text:style-name="T3"><text:s/></text:span><text:span text:style-name="T3">fas[12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app[1-6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proxy[1-5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ns1, j2solutions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bastion (vpn, mail)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backup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noc[1-2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puppet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publictest[1-15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hosted[1-2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db[1,2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0.05cm" svg:y="15.51cm">
            <text:p text:style-name="P4"><text:span text:style-name="T2">Value Add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20.05cm" svg:y="16.78cm">
            <text:list text:style-name="L1">
              <text:list-item>
                <text:p text:style-name="P6"><text:span text:style-name="T3"><text:s/></text:span><text:span text:style-name="T3">people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planet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asterisk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collab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4.175cm" svg:y="15.51cm">
            <text:p text:style-name="P4"><text:span text:style-name="T2">Stag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4.175cm" svg:y="16.78cm">
            <text:list text:style-name="L1">
              <text:list-item>
                <text:p text:style-name="P6"><text:span text:style-name="T3"><text:s/></text:span><text:span text:style-name="T3">app[1-2].stg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proxy1.stg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db1.stg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0.05cm" svg:y="6.715cm">
            <text:p text:style-name="P4"><text:span text:style-name="T2">Virtu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0.05cm" svg:y="7.985cm">
            <text:list text:style-name="L1">
              <text:list-item>
                <text:p text:style-name="P6"><text:span text:style-name="T3"><text:s/></text:span><text:span text:style-name="T3">xen[1-15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tummy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serverbeach[1-5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telia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b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1.795cm" svg:y="15.51cm">
            <text:p text:style-name="P4"><text:span text:style-name="T2">Tes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1.795cm" svg:y="16.78cm">
            <text:list text:style-name="L1">
              <text:list-item>
                <text:p text:style-name="P6"><text:span text:style-name="T3"><text:s/></text:span><text:span text:style-name="T3">publictest[1+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test[1-9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creation-date>2008-09-05T16:54:54</meta:creation-date>
    <dc:date>2008-09-08T14:01:58</dc:date>
    <meta:editing-cycles>25</meta:editing-cycles>
    <meta:editing-duration>PT7H20M37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